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NodeResolver.buildQuery( String value , Set props , Name ntName , boolean exact , long maxSiz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ndexNodeResolver.findNode( Name propertyName , String value , Name 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NodeResolver.IndexNodeResolver( Session session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NodeResolver.findNode( Name nodeName , Name 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NodeResolver.buildQuery( Name nodeName , Name 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xNodeResolver.findNodes( Set propertyNames , String value , Name ntName , boolean exact , long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